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7000000C8F8753251B3530087.png" manifest:media-type="image/png"/>
  <manifest:file-entry manifest:full-path="Pictures/10000201000001F4000000DC4DC0665DF7E3900F.png" manifest:media-type="image/png"/>
  <manifest:file-entry manifest:full-path="Pictures/100000000000014500000050C6837EF93365BA4F.png" manifest:media-type="image/png"/>
  <manifest:file-entry manifest:full-path="Pictures/1000020100000280000000899BBDB8BCC0F0F46D.png" manifest:media-type="image/png"/>
  <manifest:file-entry manifest:full-path="Pictures/10000201000005780000013005F9BC7CA3E761AB.png" manifest:media-type="image/png"/>
  <manifest:file-entry manifest:full-path="Pictures/1000020100000104000000C88575C5BC30F87591.png" manifest:media-type="image/png"/>
  <manifest:file-entry manifest:full-path="Pictures/10000000000000C8000000C82C4D7AFFE9CFC05B.png" manifest:media-type="image/png"/>
  <manifest:file-entry manifest:full-path="Pictures/1000020100000217000000B93B710B741B3D48B1.png" manifest:media-type="image/png"/>
  <manifest:file-entry manifest:full-path="Pictures/1000000000000096000000962F30FDE36F300F9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68cm" svg:height="0.659cm" svg:x="9.383cm" svg:y="13.702cm">
          <draw:image xlink:href="Pictures/100000000000014500000050C6837EF93365BA4F.png" xlink:type="simple" xlink:show="embed" xlink:actuate="onLoad">
            <text:p/>
          </draw:image>
        </draw:frame>
        <draw:frame draw:style-name="gr1" draw:text-style-name="P1" draw:layer="layout" svg:width="1.814cm" svg:height="1.814cm" svg:x="12.903cm" svg:y="13.564cm">
          <draw:image xlink:href="Pictures/10000000000000C8000000C82C4D7AFFE9CFC05B.png" xlink:type="simple" xlink:show="embed" xlink:actuate="onLoad">
            <text:p/>
          </draw:image>
        </draw:frame>
        <draw:frame draw:style-name="gr1" draw:text-style-name="P1" draw:layer="layout" svg:width="2.655cm" svg:height="2.041cm" svg:x="14.793cm" svg:y="13.564cm">
          <draw:image xlink:href="Pictures/1000020100000104000000C88575C5BC30F87591.png" xlink:type="simple" xlink:show="embed" xlink:actuate="onLoad">
            <text:p/>
          </draw:image>
        </draw:frame>
        <draw:frame draw:style-name="gr1" draw:text-style-name="P1" draw:layer="layout" svg:width="1.605cm" svg:height="1.605cm" svg:x="17.621cm" svg:y="13.746cm">
          <draw:image xlink:href="Pictures/1000000000000096000000962F30FDE36F300F90.jpg" xlink:type="simple" xlink:show="embed" xlink:actuate="onLoad">
            <text:p/>
          </draw:image>
        </draw:frame>
        <draw:frame draw:style-name="gr1" draw:text-style-name="P1" draw:layer="layout" svg:width="2.621cm" svg:height="1.154cm" svg:x="9.555cm" svg:y="14.555cm">
          <draw:image xlink:href="Pictures/10000201000001F4000000DC4DC0665DF7E3900F.png" xlink:type="simple" xlink:show="embed" xlink:actuate="onLoad">
            <text:p/>
          </draw:image>
        </draw:frame>
        <draw:frame draw:style-name="gr1" draw:text-style-name="P1" draw:layer="layout" svg:width="3.507cm" svg:height="0.761cm" svg:x="5.714cm" svg:y="14.592cm">
          <draw:image xlink:href="Pictures/10000201000005780000013005F9BC7CA3E761AB.png" xlink:type="simple" xlink:show="embed" xlink:actuate="onLoad">
            <text:p/>
          </draw:image>
        </draw:frame>
        <draw:frame draw:style-name="gr1" draw:text-style-name="P1" draw:layer="layout" svg:width="3.554cm" svg:height="1.229cm" svg:x="5.268cm" svg:y="13.392cm">
          <draw:image xlink:href="Pictures/1000020100000217000000B93B710B741B3D48B1.png" xlink:type="simple" xlink:show="embed" xlink:actuate="onLoad">
            <text:p/>
          </draw:image>
        </draw:frame>
        <draw:frame draw:style-name="gr1" draw:text-style-name="P1" draw:layer="layout" svg:width="3.352cm" svg:height="0.718cm" svg:x="1.562cm" svg:y="13.694cm">
          <draw:image xlink:href="Pictures/1000020100000280000000899BBDB8BCC0F0F46D.png" xlink:type="simple" xlink:show="embed" xlink:actuate="onLoad">
            <text:p/>
          </draw:image>
        </draw:frame>
        <draw:frame draw:style-name="gr1" draw:text-style-name="P1" draw:layer="layout" svg:width="3.683cm" svg:height="0.774cm" svg:x="1.681cm" svg:y="14.616cm">
          <draw:image xlink:href="Pictures/10000201000003B7000000C8F8753251B35300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23:57:05.263324191</meta:creation-date>
    <dc:date>2019-07-29T03:52:17.884718591</dc:date>
    <meta:editing-duration>PT11M46S</meta:editing-duration>
    <meta:editing-cycles>3</meta:editing-cycles>
    <meta:generator>LibreOffice/5.1.6.2$Linux_X86_64 LibreOffice_project/10m0$Build-2</meta:generator>
    <meta:document-statistic meta:object-count="9"/>
  </office:meta>
</office:document-meta>
</file>